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53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2.4118in"/>
    </style:style>
    <style:style style:name="co4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2.26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/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gister new account with email and send verification token to emai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email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Verify email and activate accou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/password_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reset password url and send to emai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password_reset/:toke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set password with valid tok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user_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info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Delete us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user_id/cha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chats details of us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user_id/chats/:chat_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hat details of user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ATCH</text:p>
          </table:table-cell>
          <table:table-cell office:value-type="string" calcext:value-type="string">
            <text:p>Update chat detail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user_id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user profi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ATCH</text:p>
          </table:table-cell>
          <table:table-cell office:value-type="string" calcext:value-type="string">
            <text:p>Update user profi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 calcext:value-type="string">
            <text:p>/:user_id/setting/password/tfa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hat</text:p>
          </table:table-cell>
          <table:table-cell office:value-type="string" calcext:value-type="string">
            <text:p>/chat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 new cha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hat by i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delete cha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memb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members inf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members/:member_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member info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OST</text:p>
          </table:table-cell>
          <table:table-cell office:value-type="string" calcext:value-type="string">
            <text:p>add new member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ATCH</text:p>
          </table:table-cell>
          <table:table-cell office:value-type="string" calcext:value-type="string">
            <text:p>update member detai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delete memb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na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hat na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UT</text:p>
          </table:table-cell>
          <table:table-cell office:value-type="string" calcext:value-type="string">
            <text:p>update chat nam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avata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hat avatar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PUT</text:p>
          </table:table-cell>
          <table:table-cell office:value-type="string" calcext:value-type="string">
            <text:p>update chat avat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last_messag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last message of cha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fi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files in cha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messages/:message_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mess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 calcext:value-type="string">
            <text:p>PATCH</text:p>
          </table:table-cell>
          <table:table-cell table:style-name="Default" office:value-type="string" calcext:value-type="string">
            <text:p>Update messag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/:chat_id/messages?last=5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50 last messa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4:11:33.013098602</meta:creation-date>
    <dc:date>2022-09-19T01:53:37.630795559</dc:date>
    <meta:editing-duration>PT6H51M33S</meta:editing-duration>
    <meta:editing-cycles>22</meta:editing-cycles>
    <meta:generator>LibreOffice/7.3.4.2$Linux_X86_64 LibreOffice_project/30$Build-2</meta:generator>
    <meta:document-statistic meta:table-count="1" meta:cell-count="79" meta:object-count="0"/>
  </office:meta>
</office:document-meta>
</file>